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</office:automatic-styles>
  <office:body>
    <office:text text:use-soft-page-breaks="true">
      <text:p text:style-name="P1">CREATE TABLE user (</text:p>
      <text:p text:style-name="P2">id INT NOT NULL PRIMARY KEY AUTO_INCREMENT,</text:p>
      <text:p text:style-name="P3">login VARCHAR(255) NOT NULL,</text:p>
      <text:p text:style-name="P4">password VARCHAR(255) NOT NULL,</text:p>
      <text:p text:style-name="P5">email VARCHAR(255) NOT NULL,</text:p>
      <text:p text:style-name="P6">firstname VARCHAR(255) NOT NULL,</text:p>
      <text:p text:style-name="P7">lastname VARCHAR(255) NOT NULL)</text:p>
      <text:p text:style-name="P8">;</text:p>
      <text:p text:style-name="P9"/>
      <text:p text:style-name="P10"/>
      <text:p text:style-name="P11">CREATE<text:s/>TABLE catalog (</text:p>
      <text:p text:style-name="P12">id INT NOT NULL PRIMARY KEY AUTO_INCREMENT,</text:p>
      <text:p text:style-name="P13">name VARCHAR(255) NOT NULL,</text:p>
      <text:p text:style-name="P14">description VARCHAR(255) NOT NULL,</text:p>
      <text:p text:style-name="P15">photo VARCHAR(510) NOT NULL,<text:line-break/>price FLOAT NOT NULL);</text:p>
      <text:p text:style-name="P16"/>
      <text:p text:style-name="P17"/>
      <text:p text:style-name="P18">CREATE TABLE orders<text:s/>(</text:p>
      <text:p text:style-name="P19">id INT NOT NULL PRIMARY KEY AUTO_INCREMENT,</text:p>
      <text:p text:style-name="Standard">creationDate DATETIME NOT NULL,</text:p>
      <text:p text:style-name="Standard">productId INT NOT NULL) ;</text:p>
      <text:p text:style-name="Standard"/>
      <text:p text:style-name="Standard">CREATE TABLE order_product (</text:p>
      <text:p text:style-name="Standard">productId INT<text:s/>NOT NULL,</text:p>
      <text:p text:style-name="Standard">orderId INT NOT NULL,</text:p>
      <text:p text:style-name="Standard">PRIMARY KEY (productId, orderId),</text:p>
      <text:p text:style-name="Standard">FOREIGN KEY (productId)</text:p>
      <text:p text:style-name="Standard">REFERENCES catalog(id) ON DELETE <text:s/>CASCADE ON UPDATE <text:s/>CASCADE,</text:p>
      <text:p text:style-name="Standard">FOREIGN KEY (orderId)</text:p>
      <text:p text:style-name="Standard">REFERENCES orders(id) ON DELETE <text:s/>CASCADE ON UPDATE <text:s/>CASCADE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éo Habasque</dc:creator>
    <meta:creation-date>2021-04-13T16:12:00Z</meta:creation-date>
    <dc:date>2021-04-19T08:23:00Z</dc:date>
    <meta:template xlink:href="Normal.dotm" xlink:type="simple"/>
    <meta:editing-cycles>3</meta:editing-cycles>
    <meta:editing-duration>PT900S</meta:editing-duration>
    <meta:document-statistic meta:page-count="1" meta:paragraph-count="1" meta:word-count="124" meta:character-count="810" meta:row-count="5" meta:non-whitespace-character-count="687"/>
  </office:meta>
</office:document-meta>
</file>